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sw</text:p>
          </table:table-cell>
          <table:table-cell table:style-name="ce1" office:value-type="float" office:value="1000000" calcext:value-type="float">
            <text:p>1E+0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low</text:p>
          </table:table-cell>
          <table:table-cell table:style-name="ce1" office:value-type="float" office:value="0.00000009" calcext:value-type="float">
            <text:p>90E-0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float" office:value="0.0000022" calcext:value-type="float">
            <text:p>2.2E-06</text:p>
          </table:table-cell>
          <table:table-cell office:value-type="string" calcext:value-type="string">
            <text:p>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taL(p-p) Buck</text:p>
          </table:table-cell>
          <table:table-cell table:formula="of:=([.B1]/[.B6])*(([.B3]-[.B1])/[.B3])*((1/[.B4])-[.B5])" office:value-type="float" office:value="0.992727272727273" calcext:value-type="float">
            <text:p>0.992727272727273</text:p>
          </table:table-cell>
          <table:table-cell/>
        </table:table-row>
        <table:table-row table:style-name="ro1">
          <table:table-cell office:value-type="string" calcext:value-type="string">
            <text:p>deltaL(p-p) Boost</text:p>
          </table:table-cell>
          <table:table-cell table:formula="of:=([.B2]/[.B6])*(([.B1]-[.B2])/[.B1])*((1/[.B4])-[.B5])" office:value-type="float" office:value="0.930681818181818" calcext:value-type="float">
            <text:p>0.9306818181818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1:21:56.870704283</meta:creation-date>
    <dc:date>2020-06-17T11:37:22.998829030</dc:date>
    <meta:editing-duration>PT15M26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